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41.0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fo:text-align="start" style:writing-mode="lr-tb"/>
      <style:text-properties style:use-window-font-color="true" loext:opacity="0%" style:font-name="Source Code Pro1" fo:font-size="15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.6000003814697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Source Code Pro1" fo:font-size="10.6000003814697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Mang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.5pt" fo:font-style="normal" fo:text-shadow="none" style:text-underline-style="none" fo:font-weight="bold" style:letter-kerning="true" style:font-name-asian="Microsoft YaHei" style:font-size-asian="10.5pt" style:font-style-asian="normal" style:font-weight-asian="bold" style:font-name-complex="Mangal" style:font-size-complex="10.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a933" loext:opacity="10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7.668cm" svg:height="41.324cm" svg:x="1.016cm" svg:y="1.465cm">
          <draw:text-box>
            <text:p text:style-name="P1"><text:span text:style-name="T1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1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3"><text:s text:c="2"/></text:span><text:span text:style-name="T3">bootstrap, </text:span><text:span text:style-name="T4">tailwindcss, materializecss</text:span></text:p>
            <text:p text:style-name="P2"><text:span text:style-name="T5"><text:s text:c="2"/></text:span><text:span text:style-name="T5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5"><text:s text:c="2"/></text:span><text:span text:style-name="T6">react, </text:span><text:span text:style-name="T7">gatsby, next</text:span></text:p>
            <text:p text:style-name="P2"><text:span text:style-name="T8"><text:s text:c="2"/></text:span><text:span text:style-name="T7">mui, react-bootstrap</text:span></text:p>
            <text:p text:style-name="P2"><text:span text:style-name="T7"><text:s text:c="2"/></text:span><text:span text:style-name="T7">vue, vuex, vuetify</text:span></text:p>
            <text:p text:style-name="P2"><text:span text:style-name="T9"><text:s text:c="2"/></text:span><text:span text:style-name="T9">webpack, parcel, babel</text:span></text:p>
            <text:p text:style-name="P2"><text:span text:style-name="T9"><text:s text:c="2"/></text:span><text:span text:style-name="T9">vite, rollup</text:span></text:p>
            <text:p text:style-name="P2"><text:span text:style-name="T5"><text:s text:c="2"/></text:span><text:span text:style-name="T5">websockets/ws/socket.io</text:span></text:p>
            <text:p text:style-name="P2"><text:span text:style-name="T5"><text:s text:c="2"/></text:span><text:span text:style-name="T5">web storage, workers</text:span></text:p>
            <text:p text:style-name="P2"><text:span text:style-name="T5"/></text:p>
            <text:p text:style-name="P2"><text:span text:style-name="T10">ANIMATIONS</text:span></text:p>
            <text:p text:style-name="P2"><text:span text:style-name="T5"><text:s text:c="2"/></text:span><text:span text:style-name="T5">framer-motion, svg/css animations</text:span></text:p>
            <text:p text:style-name="P2"><text:span text:style-name="T5"><text:s text:c="2"/></text:span></text:p>
            <text:p><text:span text:style-name="T1">BACKEND</text:span></text:p>
            <text:p><text:span text:style-name="T5"><text:s text:c="2"/></text:span><text:span text:style-name="T5">mern, nodejs/</text:span><text:span text:style-name="T2">npm/yarn</text:span></text:p>
            <text:p text:style-name="P2"><text:span text:style-name="T10"><text:s text:c="2"/></text:span><text:span text:style-name="T5">laravel, composer, php, mvc</text:span></text:p>
            <text:p text:style-name="P2"><text:span text:style-name="T5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</text:span></text:p>
            <text:p><text:span text:style-name="T2"><text:s text:c="2"/></text:span><text:span text:style-name="T2">firebase, supabase</text:span></text:p>
            <text:p text:style-name="P2"><text:span text:style-name="T2"/></text:p>
            <text:p text:style-name="P2"><text:span text:style-name="T1">DATA VISUALIZATION</text:span></text:p>
            <text:p text:style-name="P2"><text:span text:style-name="T11"><text:s text:c="2"/></text:span><text:span text:style-name="T11">d</text:span><text:span text:style-name="T2">3, </text:span><text:span text:style-name="T12">realtime dbs</text:span></text:p>
            <text:p text:style-name="P2"><text:span text:style-name="T2"/></text:p>
            <text:p text:style-name="P2"><text:span text:style-name="T1">CMS</text:span></text:p>
            <text:p text:style-name="P2"><text:span text:style-name="T5"><text:s text:c="2"/></text:span><text:span text:style-name="T2">strapi, contentful, sanity.io</text:span></text:p>
            <text:p text:style-name="P2"><text:span text:style-name="T2"/></text:p>
            <text:p text:style-name="P2"><text:span text:style-name="T1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1">DevOps</text:span></text:p>
            <text:p text:style-name="P2"><text:span text:style-name="T10"><text:s text:c="2"/></text:span><text:span text:style-name="T2">git workflow, git-bash, github</text:span></text:p>
            <text:p text:style-name="P2"><text:span text:style-name="T10"><text:s text:c="2"/></text:span><text:span text:style-name="T2">aws, digital ocean, vultr</text:span></text:p>
            <text:p text:style-name="P2"><text:span text:style-name="T5"><text:s text:c="2"/></text:span><text:span text:style-name="T2">heroku, netlify, vercel</text:span></text:p>
            <text:p text:style-name="P2"><text:span text:style-name="T5"><text:s text:c="2"/></text:span><text:span text:style-name="T5">docker, test/deploy </text:span><text:span text:style-name="T2">automatizacija</text:span></text:p>
            <text:p text:style-name="P2"><text:span text:style-name="T5"><text:s text:c="2"/></text:span><text:span text:style-name="T5">http, htaccess, nginx, apache</text:span></text:p>
            <text:p text:style-name="P2"><text:span text:style-name="T5"><text:s text:c="2"/></text:span><text:span text:style-name="T5">ssh, cpanel, ftp</text:span></text:p>
            <text:p text:style-name="P2"><text:span text:style-name="T5"/></text:p>
            <text:p text:style-name="P2"><text:span text:style-name="T10">PROJEKTI</text:span></text:p>
            <text:p text:style-name="P2"><text:span text:style-name="T5"><text:s text:c="2"/></text:span><text:span text:style-name="T5">https://wine-app0.herokuapp.com/</text:span></text:p>
            <text:p text:style-name="P2"><text:span text:style-name="T13"><text:s text:c="2"/></text:span><text:span text:style-name="T14"><text:a xlink:href="https://sheltered-brook-37083.herokuapp.com/" xlink:type="simple">ReactJS Komponente</text:a></text:span></text:p>
            <text:p text:style-name="P2"><text:span text:style-name="T5"><text:s text:c="2"/></text:span><text:span text:style-name="T5">https://nikolav-webdev.xyz</text:span></text:p>
            <text:p text:style-name="P2"><text:span text:style-name="T5"><text:s text:c="2"/></text:span><text:span text:style-name="T15"><text:a xlink:href="https://nikolav.rs/app/122/" xlink:type="simple">Simple Tax Calculator</text:a></text:span></text:p>
            <text:p text:style-name="P2"><text:span text:style-name="T5"><text:s text:c="2"/></text:span><text:span text:style-name="T5">https://demo-app-enyosolutions.herokuapp.com/</text:span></text:p>
            <text:p text:style-name="P2"><text:span text:style-name="T5"><text:s text:c="2"/></text:span><text:span text:style-name="T5">http://oglasi.nikolav.xyz</text:span></text:p>
            <text:p text:style-name="P2"><text:span text:style-name="T5"><text:s text:c="2"/></text:span><text:span text:style-name="T5">http://obrenjovicsavin.atwebpages.com</text:span></text:p>
            <text:p text:style-name="P2"><text:span text:style-name="T5"><text:s text:c="2"/></text:span><text:span text:style-name="T5">https://nikolav.rs</text:span></text:p>
            <text:p text:style-name="P2"><text:span text:style-name="T5"/></text:p>
            <text:p><text:span text:style-name="T1">CONTACT ME</text:span></text:p>
            <text:p><text:span text:style-name="T16"><text:s text:c="2"/></text:span><text:span text:style-name="T16">tel</text:span><text:span text:style-name="T2"> <text:s text:c="6"/>: +381 66 572 55 23</text:span></text:p>
            <text:p><text:span text:style-name="T16"><text:s text:c="2"/></text:span><text:span text:style-name="T16">email</text:span><text:span text:style-name="T2"> <text:s text:c="4"/>: admin@nikolav.rs</text:span></text:p>
            <text:p><text:span text:style-name="T16"><text:s text:c="2"/></text:span><text:span text:style-name="T16">url</text:span><text:span text:style-name="T2"> <text:s text:c="6"/>: https://nikolav.rs/</text:span><text:span text:style-name="T2"><text:line-break/></text:span><text:span text:style-name="T2"> <text:s/></text:span><text:span text:style-name="T16">github</text:span><text:span text:style-name="T2"> <text:s text:c="3"/>: https://github.com/nikolav</text:span><text:span text:style-name="T2"><text:line-break/></text:span><text:span text:style-name="T2"> <text:s/></text:span><text:span text:style-name="T16">facebook</text:span><text:span text:style-name="T2"> <text:s/>: https://www.facebook.com/nikolav.me</text:span><text:span text:style-name="T2"><text:line-break/></text:span><text:span text:style-name="T2"> <text:s/></text:span><text:span text:style-name="T16">instagram</text:span><text:span text:style-name="T2"> : https://www.instagram.com/nikolav.rs/</text:span></text:p>
            <text:p><text:span text:style-name="T16"><text:s text:c="2"/></text:span><text:span text:style-name="T16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5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99cm" fo:margin-bottom="0cm" fo:text-indent="0cm"/>
      <style:text-properties fo:font-size="42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49cm" fo:margin-bottom="0cm" fo:text-indent="0cm"/>
      <style:text-properties fo:font-size="36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99cm" fo:margin-bottom="0cm" fo:text-indent="0cm"/>
      <style:text-properties fo:font-size="3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44cm" fo:margin-bottom="0cm" fo:text-indent="0cm"/>
      <style:text-properties fo:font-size="3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6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6cm" svg:height="7.575cm" svg:x="2.821cm" svg:y="2.485cm"/>
      <draw:page-thumbnail draw:layer="backgroundobjects" svg:width="5.356cm" svg:height="7.575cm" svg:x="2.821cm" svg:y="11.061cm"/>
      <draw:page-thumbnail draw:layer="backgroundobjects" svg:width="5.356cm" svg:height="7.575cm" svg:x="2.821cm" svg:y="19.637cm"/>
      <draw:page-thumbnail draw:layer="backgroundobjects" svg:width="5.356cm" svg:height="7.575cm" svg:x="12.821cm" svg:y="2.485cm"/>
      <draw:page-thumbnail draw:layer="backgroundobjects" svg:width="5.356cm" svg:height="7.575cm" svg:x="12.821cm" svg:y="11.061cm"/>
      <draw:page-thumbnail draw:layer="backgroundobjects" svg:width="5.356cm" svg:height="7.575cm" svg:x="12.821cm" svg:y="19.637cm"/>
    </style:handout-master>
    <style:master-page style:name="Default" style:page-layout-name="PM1" draw:style-name="Mdp1">
      <draw:frame presentation:style-name="Default-title" draw:layer="backgroundobjects" svg:width="26.729cm" svg:height="7.011cm" svg:x="1.48cm" svg:y="1.671cm" presentation:class="title" presentation:placeholder="true">
        <draw:text-box/>
      </draw:frame>
      <draw:frame presentation:style-name="Default-outline1" draw:layer="backgroundobjects" svg:width="26.729cm" svg:height="24.357cm" svg:x="1.48cm" svg:y="9.82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8-16T09:53:17.415000000</dc:date>
    <meta:editing-duration>PT8H21M22S</meta:editing-duration>
    <meta:editing-cycles>192</meta:editing-cycles>
    <meta:generator>LibreOffice/7.3.5.2$Windows_X86_64 LibreOffice_project/184fe81b8c8c30d8b5082578aee2fed2ea847c01</meta:generator>
    <meta:document-statistic meta:object-count="21"/>
  </office:meta>
</office:document-meta>
</file>